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pitales-v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ce1"/>
        <table:table-column table:style-name="co7" table:number-columns-repeated="8" table:default-cell-style-name="ce1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APITALE</text:p>
          </table:table-cell>
          <table:table-cell office:value-type="string" calcext:value-type="string">
            <text:p>CONTINE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AsiePacif</text:p>
          </table:table-cell>
          <table:table-cell table:number-columns-repeated="3"/>
          <table:table-cell office:value-type="string" calcext:value-type="string">
            <text:p>Europe</text:p>
          </table:table-cell>
          <table:table-cell table:formula="of:=COUNTIF([.D2:.D212];&quot;Europe&quot;)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ba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Europe</text:p>
          </table:table-cell>
          <table:table-cell table:number-columns-repeated="3"/>
          <table:table-cell office:value-type="string" calcext:value-type="string">
            <text:p>Afr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gér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frique</text:p>
          </table:table-cell>
          <table:table-cell table:number-columns-repeated="3"/>
          <table:table-cell office:value-type="string" calcext:value-type="string">
            <text:p>Amériq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o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orre La Vella</text:p>
          </table:table-cell>
          <table:table-cell office:value-type="string" calcext:value-type="string">
            <text:p>Europe</text:p>
          </table:table-cell>
          <table:table-cell table:number-columns-repeated="3"/>
          <table:table-cell office:value-type="string" calcext:value-type="string">
            <text:p>AsiePaci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 Valley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tigua et Barbu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Jea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mé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evan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jestad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stra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ri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es des Aç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hreï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rb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él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én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es Bermud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hou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mbou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liv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é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es Vierges Britanniqu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lgar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mbod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mero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p V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ï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es Cay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ntre-Afri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h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ékin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mb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es Coo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oat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Havane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yp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épublique Tchè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nhage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épublique Dominica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uat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gyp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inée Equatori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ythré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mer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to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hio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is-Abéb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es Falk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dj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lan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cédo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yane Franç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ynésie Franç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peete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mb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org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bilissi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oen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n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George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se-Terre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an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atém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témala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iné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inée Bissa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ssao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ït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ng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lan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onés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éhéran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r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raë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érusalem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maï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rda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-At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én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ée du N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ée du S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éoul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weï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irghiz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chkek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tto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b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routh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ésoth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bér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b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tua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longwé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ais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 Vallette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es Marsh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t-de-France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urita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ur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-Louis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x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ldav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gol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lan-Bator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ib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ép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tmandou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uvelle Calédo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umé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uvelle Zélan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gé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es Mariannes du N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rvè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cate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es Pala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pouasie-Nouvelle-Guiné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ér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to Ri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uma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s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inte-Luc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int-Ma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o Tom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o Tomé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yad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éné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erra Lé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ngap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les Salom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mal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étori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int Kitts et Nev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se Terre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int-Vinc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d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in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è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is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r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mas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ïw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uchanbé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nza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ïla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inidad et Toba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 d'Espagne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ni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rqu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hkhabad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rks et Caic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ugan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rats arabes un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chkent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ti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énézu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Ameriq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oa Orient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AsiePaci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épublique démocratique du Co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amb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imbabw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aré</text:p>
          </table:table-cell>
          <table:table-cell office:value-type="string" calcext:value-type="string">
            <text:p>Afr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éloruss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Europe</text:p>
          </table:table-cell>
          <table:table-cell table:number-columns-repeated="13"/>
        </table:table-row>
        <table:table-row table:style-name="ro1" table:number-rows-repeated="104836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22T22:54:10.408291884</dc:date>
    <meta:editing-duration>PT3H43M8S</meta:editing-duration>
    <meta:editing-cycles>1</meta:editing-cycles>
    <meta:document-statistic meta:table-count="1" meta:cell-count="862" meta:object-count="0"/>
    <meta:generator>LibreOffice/6.4.3.2$Linux_X86_64 LibreOffice_project/85aa6f776c6af63185291a519637a4f7af4e8a3b</meta:generator>
  </office:meta>
</office:document-meta>
</file>